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5.8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4.7cm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draw:auto-grow-height="false" draw:fit-to-size="false" style:shrink-to-fit="false" fo:min-height="0.71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draw:fill="none" fo:min-height="0.3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05cm" fo:min-width="9.1cm"/>
    </style:style>
    <style:style style:name="gr8" style:family="graphic" style:parent-style-name="standard">
      <style:graphic-properties draw:stroke="none" draw:fill="none" fo:min-height="3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65cm" fo:min-width="9.1cm"/>
    </style:style>
    <style:style style:name="gr10" style:family="graphic" style:parent-style-name="standard">
      <style:graphic-properties draw:stroke="none" draw:fill="none" fo:min-height="2.25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6.3cm" svg:height="1.2cm" svg:x="5.7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2cm" svg:height="1.1cm" svg:x="14.5cm" svg:y="9.7cm">
          <text:p/>
          <draw:enhanced-geometry svg:viewBox="0 0 21600 21600" draw:type="rectangle" draw:enhanced-path="M 0 0 L 21600 0 21600 21600 0 21600 0 0 Z N"/>
        </draw:custom-shape>
        <draw:frame draw:style-name="gr3" draw:text-style-name="P2" xml:id="id2" draw:id="id2" draw:layer="layout" svg:width="4.9cm" svg:height="0.963cm" svg:x="6.5cm" svg:y="8.2cm">
          <draw:text-box>
            <text:p>data acquisition</text:p>
          </draw:text-box>
        </draw:frame>
        <draw:custom-shape draw:style-name="gr1" draw:text-style-name="P1" draw:layer="layout" svg:width="6.3cm" svg:height="1.2cm" svg:x="2.3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1" draw:id="id1" draw:layer="layout" svg:width="5.6cm" svg:height="0.963cm" svg:x="2.7cm" svg:y="4.037cm">
          <draw:text-box>
            <text:p>data bases traffic</text:p>
          </draw:text-box>
        </draw:frame>
        <draw:custom-shape draw:style-name="gr1" draw:text-style-name="P1" draw:layer="layout" svg:width="6.3cm" svg:height="1.2cm" svg:x="9.3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3" draw:id="id3" draw:layer="layout" svg:width="6cm" svg:height="1.063cm" svg:x="9.4cm" svg:y="4.037cm">
          <draw:text-box>
            <text:p>realtime data traffic</text:p>
          </draw:text-box>
        </draw:frame>
        <draw:connector draw:style-name="gr5" draw:text-style-name="P3" draw:layer="layout" svg:x1="5.5cm" svg:y1="5cm" svg:x2="8.95cm" svg:y2="8.2cm" draw:start-shape="id1" draw:start-glue-point="2" draw:end-shape="id2" draw:end-glue-point="0" svg:d="M5500 5000v1600h3450v1600" svg:viewBox="0 0 3451 3201">
          <text:p/>
        </draw:connector>
        <draw:connector draw:style-name="gr5" draw:text-style-name="P3" draw:layer="layout" draw:line-skew="-0.1cm" svg:x1="12.4cm" svg:y1="5.1cm" svg:x2="8.95cm" svg:y2="8.2cm" draw:start-shape="id3" draw:start-glue-point="2" draw:end-shape="id2" draw:end-glue-point="0" svg:d="M12400 5100v1450h-3450v1650" svg:viewBox="0 0 3451 3101">
          <text:p/>
        </draw:connector>
        <draw:connector draw:style-name="gr5" draw:text-style-name="P3" draw:layer="layout" svg:x1="17.1cm" svg:y1="9.7cm" svg:x2="12cm" svg:y2="8.6cm" draw:start-shape="id4" draw:start-glue-point="0" draw:end-shape="id5" draw:end-glue-point="1" svg:d="M17100 9700v-1100h-5100" svg:viewBox="0 0 5101 1101">
          <text:p/>
        </draw:connector>
        <draw:frame draw:style-name="gr6" draw:text-style-name="P2" xml:id="id7" draw:id="id7" draw:layer="layout" svg:width="5cm" svg:height="0.962cm" svg:x="14.6cm" svg:y="9.8cm">
          <draw:text-box>
            <text:p>User interaction</text:p>
          </draw:text-box>
        </draw:frame>
        <draw:custom-shape draw:style-name="gr7" draw:text-style-name="P1" xml:id="id6" draw:id="id6" draw:layer="layout" svg:width="9.6cm" svg:height="4.3cm" svg:x="4.138cm" svg:y="11.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062cm" svg:height="4cm" svg:x="4.438cm" svg:y="11.8cm">
          <draw:text-box>
            <text:p>filtering/processing:</text:p>
            <text:p>Time,</text:p>
            <text:p>Clipping to area,</text:p>
            <text:p>Interpolation/approximation,</text:p>
            <text:p>Classification to Traffic density</text:p>
          </draw:text-box>
        </draw:frame>
        <draw:connector draw:style-name="gr5" draw:text-style-name="P3" draw:layer="layout" draw:type="line" svg:x1="8.95cm" svg:y1="9.163cm" svg:x2="8.938cm" svg:y2="11.6cm" draw:start-shape="id2" draw:start-glue-point="2" draw:end-shape="id6" draw:end-glue-point="0" svg:d="M8950 9163l-12 2437" svg:viewBox="0 0 13 2438">
          <text:p/>
        </draw:connector>
        <draw:connector draw:style-name="gr5" draw:text-style-name="P3" draw:layer="layout" svg:x1="17.1cm" svg:y1="10.762cm" svg:x2="13.738cm" svg:y2="13.75cm" draw:start-shape="id7" draw:start-glue-point="2" draw:end-shape="id6" draw:end-glue-point="1" svg:d="M17100 10762v2988h-3362" svg:viewBox="0 0 3363 2989">
          <text:p/>
        </draw:connector>
        <draw:custom-shape draw:style-name="gr9" draw:text-style-name="P1" xml:id="id9" draw:id="id9" draw:layer="layout" svg:width="9.6cm" svg:height="2.9cm" svg:x="4.1cm" svg:y="18.1cm">
          <text:p/>
          <draw:enhanced-geometry svg:viewBox="0 0 21600 21600" draw:type="rectangle" draw:enhanced-path="M 0 0 L 21600 0 21600 21600 0 21600 0 0 Z N"/>
        </draw:custom-shape>
        <draw:frame draw:style-name="gr10" draw:text-style-name="P2" xml:id="id8" draw:id="id8" draw:layer="layout" svg:width="9.062cm" svg:height="2.5cm" svg:x="4.4cm" svg:y="18.3cm">
          <draw:text-box>
            <text:p>mapping:</text:p>
            <text:p>Traffic data to the map with classification</text:p>
          </draw:text-box>
        </draw:frame>
        <draw:custom-shape draw:style-name="gr9" draw:text-style-name="P1" xml:id="id10" draw:id="id10" draw:layer="layout" svg:width="9.6cm" svg:height="2.9cm" svg:x="4.1cm" svg:y="22.9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9.062cm" svg:height="2.5cm" svg:x="4.4cm" svg:y="23.1cm">
          <draw:text-box>
            <text:p>rendering:</text:p>
            <text:p>Street lines in the corresponding color</text:p>
          </draw:text-box>
        </draw:frame>
        <draw:connector draw:style-name="gr5" draw:text-style-name="P3" draw:layer="layout" draw:type="line" svg:x1="8.938cm" svg:y1="15.9cm" svg:x2="8.931cm" svg:y2="18.3cm" draw:start-shape="id6" draw:start-glue-point="2" draw:end-shape="id8" draw:end-glue-point="0" svg:d="M8938 15900l-7 2400" svg:viewBox="0 0 8 2401">
          <text:p/>
        </draw:connector>
        <draw:connector draw:style-name="gr5" draw:text-style-name="P3" draw:layer="layout" draw:type="line" svg:x1="8.9cm" svg:y1="21cm" svg:x2="8.9cm" svg:y2="22.9cm" draw:start-shape="id9" draw:start-glue-point="2" draw:end-shape="id10" svg:d="M8900 21000v1900" svg:viewBox="0 0 1 1901">
          <text:p/>
        </draw:connector>
        <draw:frame draw:style-name="gr11" draw:text-style-name="P2" draw:layer="layout" svg:width="17.467cm" svg:height="1.673cm" svg:x="1.133cm" svg:y="1.2cm">
          <draw:text-box>
            <text:p>Visualization Pipeline Google Maps Traffi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08:37:07.664726621</meta:creation-date>
    <dc:date>2021-06-01T08:57:39.701005108</dc:date>
    <meta:editing-duration>PT11S</meta:editing-duration>
    <meta:editing-cycles>1</meta:editing-cycles>
    <meta:document-statistic meta:object-count="22"/>
    <meta:generator>LibreOffice/6.4.7.2$Linux_X86_64 LibreOffice_project/40$Build-2</meta:generator>
  </office:meta>
</office:document-meta>
</file>